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text-properties style:font-name="Ubuntu Mono" fo:font-size="14pt" style:font-size-asian="14pt" style:font-size-complex="14pt"/>
    </style:style>
    <style:style style:name="P8" style:family="paragraph" style:parent-style-name="Text_20_body">
      <style:text-properties style:font-name="Ubuntu Mono" fo:font-size="14pt" fo:background-color="#e6e6ff" style:font-size-asian="14pt" style:font-size-complex="14pt"/>
    </style:style>
    <style:style style:name="T1" style:family="text">
      <style:text-properties style:font-name="Ubuntu Mono"/>
    </style:style>
    <style:style style:name="T2" style:family="text">
      <style:text-properties style:font-name="Ubuntu Mono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Hickey</text:p>
      <text:p text:style-name="Standard">January 27, 2014</text:p>
      <text:p text:style-name="Standard">CSCI 410 - Programming Languages</text:p>
      <text:p text:style-name="Standard">Problem 4 on page 163</text:p>
      <text:p text:style-name="Standard"/>
      <text:p text:style-name="P6"><text:span text:style-name="T3">Question:</text:span></text:p>
      <text:p text:style-name="P6">Rewrite the BNF of Example 3.4 to add the ++ and the -- unary operators of C++.</text:p>
      <text:p text:style-name="P1"><text:span text:style-name="T6"/></text:p>
      <text:p text:style-name="P6"><text:span text:style-name="T6">Answer:</text:span></text:p>
      <text:p text:style-name="P3"><text:span text:style-name="T5">I simply attached the additional cases for the two operators into the evaluation of a factor.</text:span></text:p>
      <text:p text:style-name="P4"/>
      <text:p text:style-name="P5"><text:span text:style-name="T3">&lt;assign&gt; </text:span><text:span text:style-name="T4">→</text:span> &lt;id&gt; = &lt;expr&gt;</text:p>
      <text:p text:style-name="P7"><text:span text:style-name="T3">&lt;id&gt; </text:span><text:span text:style-name="T4">→</text:span> A </text:p>
      <text:p text:style-name="P7"><text:tab/>| B </text:p>
      <text:p text:style-name="P7"><text:tab/>| C</text:p>
      <text:p text:style-name="P7"><text:span text:style-name="T3">&lt;expr&gt; </text:span><text:span text:style-name="T4">→</text:span> &lt;expr&gt; + &lt;term&gt; </text:p>
      <text:p text:style-name="P7"><text:tab/>| &lt;term&gt;</text:p>
      <text:p text:style-name="P7"><text:span text:style-name="T3">&lt;term&gt; </text:span><text:span text:style-name="T4">→</text:span> &lt;term&gt; * &lt;factor&gt; </text:p>
      <text:p text:style-name="P7"><text:tab/>| &lt;factor&gt;</text:p>
      <text:p text:style-name="P7"><text:span text:style-name="T3">&lt;factor&gt; </text:span><text:span text:style-name="T4">→</text:span> ( &lt;expr&gt; ) </text:p>
      <text:p text:style-name="P7"><text:tab/>| &lt;id&gt; </text:p>
      <text:p text:style-name="P8"><text:tab/>| &lt;id&gt; ++</text:p>
      <text:p text:style-name="P8"><text:tab/>| &lt;id&gt; -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ko </meta:initial-creator>
    <meta:creation-date>2014-01-27T05:05:31</meta:creation-date>
    <dc:date>2014-01-29T03:52:18</dc:date>
    <dc:creator>Malko </dc:creator>
    <meta:editing-duration>PT14M20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0" meta:word-count="89" meta:character-count="434" meta:non-whitespace-character-count="352"/>
  </office:meta>
</office:document-meta>
</file>